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inter-regular" svg:font-family="inter-regular, system-ui, apple-system, BlinkMacSystemFont, 'Segoe UI', Roboto, 'Helvetica Neue', Helvetica, Arial, sans-serif"/>
    <style:font-face style:name="urw-din" svg:font-family="urw-din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00d" officeooo:paragraph-rsid="0000100d"/>
    </style:style>
    <style:style style:name="P2" style:family="paragraph" style:parent-style-name="Standard">
      <style:text-properties fo:font-size="14pt" fo:font-weight="bold" officeooo:rsid="0000100d" officeooo:paragraph-rsid="0000100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0cd70" officeooo:paragraph-rsid="0000cd7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3d533" officeooo:paragraph-rsid="0003d533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05b80" officeooo:paragraph-rsid="00005b80"/>
    </style:style>
    <style:style style:name="P6" style:family="paragraph" style:parent-style-name="Standard">
      <style:text-properties officeooo:rsid="00005b80" officeooo:paragraph-rsid="0000cd70"/>
    </style:style>
    <style:style style:name="P7" style:family="paragraph" style:parent-style-name="Standard">
      <style:text-properties fo:font-size="12pt" fo:font-weight="normal" officeooo:rsid="0000cd70" officeooo:paragraph-rsid="0000cd70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1e1ca" officeooo:paragraph-rsid="0001e1c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2b4d9" officeooo:paragraph-rsid="0002b4d9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3d533" officeooo:paragraph-rsid="0003d53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paragraph-rsid="0002b4d9"/>
    </style:style>
    <style:style style:name="P12" style:family="paragraph" style:parent-style-name="Standard">
      <style:text-properties fo:font-size="12pt" fo:font-weight="normal" officeooo:rsid="0002b4d9" officeooo:paragraph-rsid="0002b4d9"/>
    </style:style>
    <style:style style:name="P13" style:family="paragraph" style:parent-style-name="Standard">
      <style:text-properties officeooo:paragraph-rsid="0003d533"/>
    </style:style>
    <style:style style:name="P14" style:family="paragraph" style:parent-style-name="Standard">
      <style:text-properties officeooo:rsid="0003d533" officeooo:paragraph-rsid="0003d533"/>
    </style:style>
    <style:style style:name="T1" style:family="text">
      <style:text-properties officeooo:rsid="00005b80"/>
    </style:style>
    <style:style style:name="T2" style:family="text">
      <style:text-properties officeooo:rsid="0000cd70"/>
    </style:style>
    <style:style style:name="T3" style:family="text">
      <style:text-properties fo:font-variant="normal" fo:text-transform="none" fo:color="#273239" style:font-name="Liberation Serif" fo:font-size="12pt" fo:letter-spacing="normal" fo:font-style="normal" style:text-underline-style="none" fo:font-weight="normal" style:font-size-asian="12pt" style:font-size-complex="12pt"/>
    </style:style>
    <style:style style:name="T4" style:family="text">
      <style:text-properties fo:font-size="12pt" fo:font-weight="normal" officeooo:rsid="0003d533" style:font-size-asian="10.5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03d533" style:font-size-asian="12pt" style:font-weight-asian="normal" style:font-size-complex="12pt" style:font-weight-complex="normal"/>
    </style:style>
    <style:style style:name="T7" style:family="text">
      <style:text-properties officeooo:rsid="0002421d"/>
    </style:style>
    <style:style style:name="T8" style:family="text">
      <style:text-properties style:font-size-asian="10.5pt" style:font-weight-asian="normal" style:font-size-complex="12pt" style:font-weight-complex="normal"/>
    </style:style>
    <style:style style:name="T9" style:family="text">
      <style:text-properties officeooo:rsid="0002b4d9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ing Conventions Reflections – Java Assignment 1</text:p>
      <text:p text:style-name="P1"/>
      <text:p text:style-name="P1">-&gt;Reflect on class, function and variable naming conventions on StringBuilder or LocalDateTime class.</text:p>
      <text:p text:style-name="P1"/>
      <text:p text:style-name="P1">CLASS:</text:p>
      <text:p text:style-name="P1">1) Whenever we declare a class it should be meaningful in nature.</text:p>
      <text:p text:style-name="P1">2) It should be specific pointing what exactly is there inside without looking the body of that class.</text:p>
      <text:p text:style-name="P1">3) For example: a class named “ReverseString” may be having a functionality of reversing an<text:span text:style-name="T2">y <text:s text:c="5"/></text:span>given string given by the user. Similarly, another class say “Add2Numbers” can be used to add two <text:s/>numbers given by the user.</text:p>
      <text:p text:style-name="P1"/>
      <text:p text:style-name="P1">FUNCTION:</text:p>
      <text:p text:style-name="P1">1) <text:span text:style-name="T1">While naming a function one needs to think what activity does it perform and henceforth it should be a verb.</text:span></text:p>
      <text:p text:style-name="P5">2) One should also follow Camel Casing idea while declaring a function.</text:p>
      <text:p text:style-name="P5">3) some of the examples of functions of a class say Student could be playing(), studying(),</text:p>
      <text:p text:style-name="P5"><text:s/>maximumHeight(), etc.</text:p>
      <text:p text:style-name="P5"/>
      <text:p text:style-name="P5">VARIABLE:</text:p>
      <text:p text:style-name="P5">1) We should name a variable so that we can justify its purpose.</text:p>
      <text:p text:style-name="P5">2) One should not use variable names that consist of a single character.</text:p>
      <text:p text:style-name="P6">3) A variable name should not begin with an underscore or a special character like for example: <text:span text:style-name="T2">int 3numbers, char $, int _a, etc. could be a wrong practice.</text:span></text:p>
      <text:p text:style-name="P6"/>
      <text:p text:style-name="P6"><text:span text:style-name="T2"><text:s/></text:span></text:p>
      <text:p text:style-name="P3">String Builder</text:p>
      <text:p text:style-name="P7">The StringBuilder in Java represents a mutable sequence of characters. Since the String class in Java creates an immutable sequence of characters, thhe StringBuilder class provides an alternate to String class. </text:p>
      <text:p text:style-name="P8">Constructors in Java StringBuilder:</text:p>
      <text:p text:style-name="P8">1) StringBuilder(): <text:span text:style-name="T7">constructs a string builder with no characters in it and an initial capacity of 16 <text:tab/> <text:s text:c="18"/>characters.</text:span></text:p>
      <text:p text:style-name="P8">2) StringBuilder(int capacity): constructs a s<text:span text:style-name="T7">tring builder where capacity is de</text:span>termined <text:span text:style-name="T7">before.</text:span></text:p>
      <text:p text:style-name="P8">3) StringBuilder(CharSequence seq): <text:span text:style-name="T7">constructs a string builder that contains characters specified.</text:span></text:p>
      <text:p text:style-name="P8">4) StringBuilder(String str): <text:span text:style-name="T7">constructs a string builder initialized to the contents of the specified string.</text:span></text:p>
      <text:p text:style-name="P9">=&gt; To any StringBuilder class used we can also use different method to it for example append(), insert(), etc.</text:p>
      <text:p text:style-name="P9"/>
      <text:p text:style-name="P9">Class StringBuilderExample</text:p>
      <text:p text:style-name="P9">{</text:p>
      <text:p text:style-name="P11"><text:span text:style-name="T9"><text:tab/>public static void main(String args[])</text:span></text:p>
      <text:p text:style-name="P11"><text:span text:style-name="T9"><text:tab/>{</text:span></text:p>
      <text:p text:style-name="P11"><text:span text:style-name="T9"><text:tab/><text:tab/>StringBuilder sb=new StringBuilder(“Hello”);</text:span></text:p>
      <text:p text:style-name="P11"><text:span text:style-name="T9"><text:tab/><text:tab/>sb.append(“Java”);</text:span></text:p>
      <text:p text:style-name="P11"><text:span text:style-name="T9"><text:tab/><text:tab/>System.out.println(sb);</text:span></text:p>
      <text:p text:style-name="P11"><text:span text:style-name="T9"><text:tab/>}</text:span></text:p>
      <text:p text:style-name="P12"><text:span text:style-name="T8">}</text:span></text:p>
      <text:p text:style-name="P12"><text:span text:style-name="T9"/></text:p>
      <text:p text:style-name="P4">LocalDateTime</text:p>
      <text:p text:style-name="P13"><text:soft-page-break/><text:span text:style-name="T4"><text:tab/></text:span><text:span text:style-name="T6">The LocalDateTime class in Java is an immutable date-time object that represents a date in the yyyy-MM-dd-HH-mm-ss format. </text:span></text:p>
      <text:p text:style-name="P14"><text:span text:style-name="T6">=</text:span><text:span text:style-name="T5">&gt; Different methods that are used using this class are format(), get(), now(), etc.</text:span></text:p>
      <text:p text:style-name="P10">=&gt;Example:</text:p>
      <text:p text:style-name="P10">import java.time.LocalDateTime; <text:s text:c="2"/></text:p>
      <text:p text:style-name="P10">public class LocalDateTimeExample1 { <text:s/></text:p>
      <text:p text:style-name="P10"><text:s text:c="4"/>public static void main(String[] args) { <text:s/></text:p>
      <text:p text:style-name="P10"><text:s text:c="8"/>LocalDateTime now = LocalDateTime.now(); <text:s/></text:p>
      <text:p text:style-name="P10"><text:s text:c="8"/>System.out.println(now);</text:p>
      <text:p text:style-name="P10"><text:s text:c="8"/></text:p>
      <text:p text:style-name="P10"><text:s text:c="4"/>} <text:s/></text:p>
      <text:p text:style-name="P10">}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inter-regular" svg:font-family="inter-regular, system-ui, apple-system, BlinkMacSystemFont, 'Segoe UI', Roboto, 'Helvetica Neue', Helvetica, Arial, sans-serif"/>
    <style:font-face style:name="urw-din" svg:font-family="urw-din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5:43:49.601863425</meta:creation-date>
    <dc:date>2022-01-21T16:43:06.146306995</dc:date>
    <meta:editing-duration>PT37M1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376" meta:character-count="2574" meta:non-whitespace-character-count="2155"/>
  </office:meta>
</office:document-meta>
</file>